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US" style:text-underline-style="none" officeooo:rsid="001b01bb" officeooo:paragraph-rsid="001b01bb"/>
    </style:style>
    <style:style style:name="P2" style:family="paragraph" style:parent-style-name="Standard">
      <style:text-properties style:font-name="Arial" fo:language="en" fo:country="US" style:text-underline-style="none" officeooo:rsid="00198abe" officeooo:paragraph-rsid="00198abe"/>
    </style:style>
    <style:style style:name="P3" style:family="paragraph" style:parent-style-name="Standard">
      <style:text-properties style:font-name="Arial" fo:language="en" fo:country="US" style:text-underline-style="none" officeooo:paragraph-rsid="00198abe"/>
    </style:style>
    <style:style style:name="P4" style:family="paragraph" style:parent-style-name="Standard">
      <style:text-properties style:font-name="Arial" fo:language="en" fo:country="US" style:text-underline-style="solid" style:text-underline-width="auto" style:text-underline-color="font-color" officeooo:rsid="00198abe" officeooo:paragraph-rsid="00198abe"/>
    </style:style>
    <style:style style:name="P5" style:family="paragraph" style:parent-style-name="Standard">
      <style:text-properties style:font-name="Arial" fo:language="en" fo:country="US" style:text-underline-style="solid" style:text-underline-width="auto" style:text-underline-color="font-color" officeooo:rsid="00176427" officeooo:paragraph-rsid="00176427"/>
    </style:style>
    <style:style style:name="P6" style:family="paragraph" style:parent-style-name="Standard">
      <style:text-properties style:font-name="Arial" fo:language="en" fo:country="US" officeooo:rsid="00198abe" officeooo:paragraph-rsid="00198abe"/>
    </style:style>
    <style:style style:name="P7" style:family="paragraph" style:parent-style-name="Standard">
      <style:text-properties style:font-name="Arial" fo:language="en" fo:country="US" officeooo:paragraph-rsid="001b01bb"/>
    </style:style>
    <style:style style:name="P8" style:family="paragraph" style:parent-style-name="Standard">
      <style:text-properties style:font-name="Arial" fo:language="en" fo:country="US" officeooo:rsid="00176427" officeooo:paragraph-rsid="00198abe"/>
    </style:style>
    <style:style style:name="P9" style:family="paragraph" style:parent-style-name="Standard">
      <style:text-properties style:font-name="Arial" fo:language="en" fo:country="US" officeooo:rsid="00176427" officeooo:paragraph-rsid="00176427"/>
    </style:style>
    <style:style style:name="P10" style:family="paragraph" style:parent-style-name="Standard">
      <style:text-properties style:font-name="Arial" fo:language="en" fo:country="US" officeooo:rsid="00176427" officeooo:paragraph-rsid="0015898a"/>
    </style:style>
    <style:style style:name="P11" style:family="paragraph" style:parent-style-name="Standard">
      <style:text-properties style:font-name="Arial" fo:language="en" fo:country="US" officeooo:paragraph-rsid="0015898a"/>
    </style:style>
    <style:style style:name="P12" style:family="paragraph" style:parent-style-name="Standard">
      <style:text-properties style:font-name="Arial" fo:language="en" fo:country="US" fo:font-weight="bold" officeooo:paragraph-rsid="0015898a" style:font-weight-asian="bold" style:font-weight-complex="bold"/>
    </style:style>
    <style:style style:name="P13" style:family="paragraph" style:parent-style-name="Standard">
      <style:text-properties style:font-name="Arial" fo:language="en" fo:country="US" officeooo:rsid="00195b0f" officeooo:paragraph-rsid="00195b0f"/>
    </style:style>
    <style:style style:name="T1" style:family="text">
      <style:text-properties fo:font-weight="bold" style:font-weight-asian="bold" style:font-weight-complex="bold"/>
    </style:style>
    <style:style style:name="T2" style:family="text">
      <style:text-properties fo:font-weight="bold" officeooo:rsid="00195b0f" style:font-weight-asian="bold" style:font-weight-complex="bold"/>
    </style:style>
    <style:style style:name="T3" style:family="text">
      <style:text-properties fo:font-weight="bold" officeooo:rsid="001b01bb" style:font-weight-asian="bold" style:font-weight-complex="bold"/>
    </style:style>
    <style:style style:name="T4" style:family="text">
      <style:text-properties officeooo:rsid="00195b0f"/>
    </style:style>
    <style:style style:name="T5" style:family="text">
      <style:text-properties fo:font-size="12pt"/>
    </style:style>
    <style:style style:name="T6" style:family="text">
      <style:text-properties fo:font-size="12pt" officeooo:rsid="00195b0f"/>
    </style:style>
    <style:style style:name="T7" style:family="text">
      <style:text-properties officeooo:rsid="00198abe"/>
    </style:style>
    <style:style style:name="T8" style:family="text">
      <style:text-properties officeooo:rsid="001b01bb"/>
    </style:style>
    <style:style style:name="T9" style:family="text">
      <style:text-properties style:text-underline-style="none" officeooo:rsid="001b01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scussion :</text:p>
      <text:p text:style-name="P4"/>
      <text:p text:style-name="P1">We compared the waveform to our truth table. The results are the same, Our system is fine according to our bench-test.</text:p>
      <text:p text:style-name="P1"/>
      <text:p text:style-name="P1">Our major difficulty was to navigate through the software. The way we must create/navigate through the tabs and the files are very precise. Sometime, we misunderstood an English word so we were lost. This difficulty may disappear when we will be use to xilinks.</text:p>
      <text:p text:style-name="P1"/>
      <text:p text:style-name="P1"><text:bookmark text:name="result_box3"/>Even though our system is simple, there are plenty of ways to improve it:</text:p>
      <text:p text:style-name="P1"/>
      <text:p text:style-name="P7"><text:span text:style-name="T9">- We can improve the code part: We can create integers </text:span><text:bookmark text:name="result_box4"/><text:span text:style-name="T9">and use loops to </text:span>increment <text:span text:style-name="T8">them so we don’t copy-paste a hundred of times the same lines. </text:span><text:bookmark text:name="result_box5"/>This also allows <text:span text:style-name="T8">changing the numbers of input way more easily.</text:span></text:p>
      <text:p text:style-name="P2"/>
      <text:p text:style-name="P2">-<text:span text:style-name="T8">We can build our circuit in a lower level. Especially we can verify the 4-input AND gates. How are they done? Are they a smart 2 Levels 2-input AND gates combination or a less smart 3 levels? Our system is quite little, it allows us to go deeper: Is there a way to simplify some Pmos and Nmos? </text:span></text:p>
      <text:p text:style-name="P2"/>
      <text:p text:style-name="P3"/>
      <text:p text:style-name="P4">Conclusion :</text:p>
      <text:p text:style-name="P6"/>
      <text:p text:style-name="P7"><text:bookmark text:name="result_box"/><text:span text:style-name="T7">In addition to creating our system, xilinks allows us to test them. The code is very similar to the C language. For now we have learned to compare visually with the waveform. One can imagine creating a program that tests all the input possibilities of a system and compares them to a truth-table itself. </text:span><text:bookmark text:name="result_box1"/>Even if the xilinks software is sometimes a little mysterious, <text:bookmark text:name="result_box2"/><text:span text:style-name="T7">Its great potential is no doubt <text:line-break/>The Multiplexer allows you to select an input to output it.<text:line-break/>The decoder makes it possible to turn an output to 1 according to an input combination.<text:line-break/>We can easily see that we have done on a small scale what happens in a memory register. </text:span></text:p>
      <text:p text:style-name="P8"/>
      <text:p text:style-name="P9"/>
      <text:p text:style-name="P5">Questions :</text:p>
      <text:p text:style-name="P5"/>
      <text:p text:style-name="P9"><text:span text:style-name="T1">Waveform</text:span>: A graphic representation of the shape of a wave that indicates its characteristics<text:span text:style-name="T8">.</text:span> For our system, our waveform is equivalent to a truth table. We use the x <text:span text:style-name="T8">ax,</text:span> witch represent time, to test every possible entry. On the y <text:span text:style-name="T8">ax</text:span> there is only two value, 0-1 according to the line’s value. </text:p>
      <text:p text:style-name="P11"/>
      <text:p text:style-name="P11"><text:span text:style-name="T3">Test-bench</text:span><text:span text:style-name="T2">:</text:span><text:span text:style-name="T4"> </text:span>A protocol testing if a machine or device is working properly. <text:span text:style-name="T4">I</text:span>t consists <text:span text:style-name="T4">in testing all the entries possible value and comparing practical results to theoretical result. This is what we do. Our waveform shows us our practical values, to complete our test-bench, we have to compare our waveform to our theoretical truth-table.</text:span></text:p>
      <text:p text:style-name="P11"/>
      <text:p text:style-name="P12"><text:span text:style-name="T6">Can we replace the 4-</text:span><text:span text:style-name="T5">input AND gates in the circuit with the 2-input AND gates?</text:span></text:p>
      <text:p text:style-name="P13"><text:span text:style-name="T5">Yes we can, with a combination of 3 2-input AND. There is multiple ways to to it, but the smarter is to do it with a 2 lever circuit. The two outputs of the first two AND gates should go in input in the third AND gate.</text:span></text:p>
      <text:p text:style-name="P11"/>
      <text:p text:style-name="P11"/>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7:38:23.593000000</meta:creation-date>
    <dc:date>2018-10-22T08:47:07.005000000</dc:date>
    <meta:editing-duration>PT1M50S</meta:editing-duration>
    <meta:editing-cycles>1</meta:editing-cycles>
    <meta:document-statistic meta:table-count="0" meta:image-count="0" meta:object-count="0" meta:page-count="2" meta:paragraph-count="13" meta:word-count="466" meta:character-count="2558" meta:non-whitespace-character-count="2101"/>
    <meta:generator>LibreOffice/5.1.5.2$Windows_x86 LibreOffice_project/7a864d8825610a8c07cfc3bc01dd4fce6a9447e5</meta:generator>
  </office:meta>
</office:document-meta>
</file>